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999999" draw:fill="none" draw:textarea-vertical-align="middle"/>
    </style:style>
    <style:style style:name="gr2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24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24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24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25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>
      <style:graphic-properties draw:stroke="none" svg:stroke-color="#000000" draw:fill="none" draw:fill-color="#ffffff" fo:min-height="1.401cm"/>
    </style:style>
    <style:style style:name="gr158" style:family="graphic" style:parent-style-name="standard">
      <style:graphic-properties draw:textarea-vertical-align="middle"/>
    </style:style>
    <style:style style:name="gr159" style:family="graphic" style:parent-style-name="objectwithoutfill">
      <style:graphic-properties svg:stroke-color="#3465a4" draw:fill="none" draw:textarea-vertical-align="middle"/>
    </style:style>
    <style:style style:name="gr160" style:family="graphic" style:parent-style-name="objectwithoutfill">
      <style:graphic-properties draw:stroke="dash" draw:stroke-dash="Ultrafine_20_2_20_Dots_20_3_20_Dashes" svg:stroke-color="#3465a4" draw:fill="none" draw:textarea-vertical-align="middle"/>
    </style:style>
    <style:style style:name="gr161" style:family="graphic" style:parent-style-name="standard">
      <style:graphic-properties draw:stroke="none" svg:stroke-color="#000000" draw:fill="none" draw:fill-color="#ffffff" fo:min-height="1.147cm"/>
    </style:style>
    <style:style style:name="gr162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>
      <style:graphic-properties draw:stroke="none" svg:stroke-color="#000000" draw:fill="none" draw:fill-color="#ffffff" fo:min-height="0.98cm"/>
    </style:style>
    <style:style style:name="gr196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24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en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23.64cm" svg:height="4.843cm" draw:transform="skewX (-0.00890117918517108) rotate (-0.00890117918517077) translate (2.887cm 5.834cm)">
          <text:p/>
        </draw:ellipse>
        <draw:g xml:id="id1" draw:id="id1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" draw:text-style-name="P2" draw:layer="layout" svg:width="1.978cm" svg:height="1.281cm" svg:x="14.864cm" svg:y="5.976cm" svg:viewBox="0 0 1979 1282" svg:d="M2 1282c164 0 1977-797 1977-1040 0-242-255-242-420-242 0 104-1617 519-1557 1282z">
              <text:p/>
            </draw:path>
            <draw:g>
              <draw:polygon draw:style-name="gr3" draw:text-style-name="P3" draw:layer="layout" svg:width="2.096cm" svg:height="1.904cm" svg:x="12.648cm" svg:y="5.283cm" svg:viewBox="0 0 2097 1905" draw:points="0,693 0,0 2097,1212 2097,1905">
                <text:p/>
              </draw:polygon>
              <draw:polygon draw:style-name="gr4" draw:text-style-name="P3" draw:layer="layout" svg:width="1.796cm" svg:height="1.731cm" svg:x="14.745cm" svg:y="5.456cm" svg:viewBox="0 0 1797 1732" draw:points="0,1732 0,1039 1797,0 1797,693">
                <text:p/>
              </draw:polygon>
              <draw:polygon draw:style-name="gr5" draw:text-style-name="P3" draw:layer="layout" svg:width="3.894cm" svg:height="2.25cm" svg:x="12.648cm" svg:y="4.244cm" svg:viewBox="0 0 3895 2251" draw:points="2097,2251 0,1039 1797,0 3895,1212">
                <text:p/>
              </draw:polygon>
              <draw:line draw:style-name="gr6" draw:text-style-name="P3" draw:layer="layout" svg:x1="13.367cm" svg:y1="5.837cm" svg:x2="13.367cm" svg:y2="6.253cm">
                <text:p/>
              </draw:line>
              <draw:line draw:style-name="gr7" draw:text-style-name="P3" draw:layer="layout" svg:x1="14.686cm" svg:y1="6.724cm" svg:x2="13.727cm" svg:y2="6.17cm">
                <text:p/>
              </draw:line>
              <draw:line draw:style-name="gr8" draw:text-style-name="P3" draw:layer="layout" svg:x1="13.721cm" svg:y1="6.045cm" svg:x2="13.721cm" svg:y2="6.184cm">
                <text:p/>
              </draw:line>
              <draw:line draw:style-name="gr9" draw:text-style-name="P3" draw:layer="layout" svg:x1="14.68cm" svg:y1="6.6cm" svg:x2="14.68cm" svg:y2="6.739cm">
                <text:p/>
              </draw:line>
              <draw:line draw:style-name="gr10" draw:text-style-name="P3" draw:layer="layout" svg:x1="14.68cm" svg:y1="6.599cm" svg:x2="13.721cm" svg:y2="6.045cm">
                <text:p/>
              </draw:line>
              <draw:polygon draw:style-name="gr11" draw:text-style-name="P3" draw:layer="layout" svg:width="0.119cm" svg:height="0.207cm" svg:x="13.487cm" svg:y="5.907cm" svg:viewBox="0 0 120 208" draw:points="0,139 0,0 120,69 120,208">
                <text:p/>
              </draw:polygon>
              <draw:line draw:style-name="gr12" draw:text-style-name="P3" draw:layer="layout" svg:x1="13.247cm" svg:y1="5.768cm" svg:x2="13.247cm" svg:y2="6.184cm">
                <text:p/>
              </draw:line>
              <draw:line draw:style-name="gr13" draw:text-style-name="P3" draw:layer="layout" svg:x1="13.128cm" svg:y1="5.699cm" svg:x2="13.128cm" svg:y2="6.115cm">
                <text:p/>
              </draw:line>
              <draw:line draw:style-name="gr14" draw:text-style-name="P3" draw:layer="layout" svg:x1="13.008cm" svg:y1="5.629cm" svg:x2="13.008cm" svg:y2="6.045cm">
                <text:p/>
              </draw:line>
              <draw:line draw:style-name="gr15" draw:text-style-name="P3" draw:layer="layout" svg:x1="12.888cm" svg:y1="5.56cm" svg:x2="12.888cm" svg:y2="5.976cm">
                <text:p/>
              </draw:line>
              <draw:line draw:style-name="gr16" draw:text-style-name="P3" draw:layer="layout" svg:x1="12.768cm" svg:y1="5.491cm" svg:x2="12.768cm" svg:y2="5.907cm">
                <text:p/>
              </draw:line>
              <draw:polygon draw:style-name="gr17" draw:text-style-name="P3" draw:layer="layout" svg:width="0.119cm" svg:height="0.761cm" svg:x="12.528cm" svg:y="5.214cm" svg:viewBox="0 0 120 762" draw:points="0,693 0,0 120,69 120,762">
                <text:p/>
              </draw:polygon>
              <draw:polygon draw:style-name="gr18" draw:text-style-name="P3" draw:layer="layout" svg:width="0.119cm" svg:height="0.761cm" svg:x="14.745cm" svg:y="6.495cm" svg:viewBox="0 0 120 762" draw:points="0,693 0,0 120,69 120,762">
                <text:p/>
              </draw:polygon>
              <draw:polygon draw:style-name="gr19" draw:text-style-name="P3" draw:layer="layout" svg:width="4.014cm" svg:height="3.013cm" svg:x="12.528cm" svg:y="4.244cm" svg:viewBox="0 0 4015 3014" draw:points="0,1663 0,970 120,1039 1917,0 4015,1212 4015,1905 2337,2875 2337,3014">
                <text:p/>
              </draw:polygon>
            </draw:g>
          </draw:g>
          <draw:g>
            <draw:polygon draw:style-name="gr20" draw:text-style-name="P3" draw:layer="layout" svg:width="0.633cm" svg:height="0.824cm" svg:x="15.452cm" svg:y="6.433cm" svg:viewBox="0 0 634 825" draw:points="0,458 0,0 436,252 476,184 634,275 634,825">
              <text:p/>
            </draw:polygon>
            <draw:polygon draw:style-name="gr21" draw:text-style-name="P3" draw:layer="layout" svg:width="0.713cm" svg:height="0.778cm" svg:x="15.373cm" svg:y="6.478cm" svg:viewBox="0 0 714 779" draw:points="79,413 0,0 634,366 714,779">
              <text:p/>
            </draw:polygon>
            <draw:polygon draw:style-name="gr22" draw:text-style-name="P3" draw:layer="layout" svg:width="0.792cm" svg:height="0.709cm" svg:x="15.293cm" svg:y="6.547cm" svg:viewBox="0 0 793 710" draw:points="159,344 0,0 634,366 793,710">
              <text:p/>
            </draw:polygon>
            <draw:polygon draw:style-name="gr23" draw:text-style-name="P3" draw:layer="layout" svg:width="0.832cm" svg:height="0.618cm" svg:x="15.253cm" svg:y="6.639cm" svg:viewBox="0 0 833 619" draw:points="199,252 0,0 595,321 833,619">
              <text:p/>
            </draw:polygon>
            <draw:polygon draw:style-name="gr24" draw:text-style-name="P3" draw:layer="layout" svg:width="0.832cm" svg:height="0.824cm" svg:x="15.253cm" svg:y="6.433cm" svg:viewBox="0 0 833 825" draw:points="199,92 199,0 634,252 674,184 833,275 833,825 199,458 0,206 111,264 40,115 142,175 119,46">
              <text:p/>
            </draw:polygon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5" draw:text-style-name="P2" draw:layer="layout" svg:width="1.382cm" svg:height="0.895cm" svg:x="5.145cm" svg:y="9.608cm" svg:viewBox="0 0 1383 896" svg:d="M1 896c115 0 1382-557 1382-727 0-169-178-169-293-169 0 72-1131 363-1089 896z">
              <text:p/>
            </draw:path>
            <draw:g>
              <draw:polygon draw:style-name="gr26" draw:text-style-name="P3" draw:layer="layout" svg:width="1.465cm" svg:height="1.331cm" svg:x="3.596cm" svg:y="9.124cm" svg:viewBox="0 0 1466 1332" draw:points="0,484 0,0 1466,848 1466,1332">
                <text:p/>
              </draw:polygon>
              <draw:polygon draw:style-name="gr27" draw:text-style-name="P3" draw:layer="layout" svg:width="1.256cm" svg:height="1.21cm" svg:x="5.062cm" svg:y="9.245cm" svg:viewBox="0 0 1257 1211" draw:points="0,1211 0,726 1257,0 1257,484">
                <text:p/>
              </draw:polygon>
              <draw:polygon draw:style-name="gr28" draw:text-style-name="P3" draw:layer="layout" svg:width="2.722cm" svg:height="1.573cm" svg:x="3.596cm" svg:y="8.397cm" svg:viewBox="0 0 2723 1574" draw:points="1466,1574 0,726 1257,0 2723,848">
                <text:p/>
              </draw:polygon>
              <draw:line draw:style-name="gr29" draw:text-style-name="P3" draw:layer="layout" svg:x1="4.099cm" svg:y1="9.511cm" svg:x2="4.099cm" svg:y2="9.802cm">
                <text:p/>
              </draw:line>
              <draw:line draw:style-name="gr30" draw:text-style-name="P3" draw:layer="layout" svg:x1="5.021cm" svg:y1="10.132cm" svg:x2="4.351cm" svg:y2="9.744cm">
                <text:p/>
              </draw:line>
              <draw:line draw:style-name="gr31" draw:text-style-name="P3" draw:layer="layout" svg:x1="4.347cm" svg:y1="9.657cm" svg:x2="4.347cm" svg:y2="9.754cm">
                <text:p/>
              </draw:line>
              <draw:line draw:style-name="gr32" draw:text-style-name="P3" draw:layer="layout" svg:x1="5.017cm" svg:y1="10.044cm" svg:x2="5.017cm" svg:y2="10.141cm">
                <text:p/>
              </draw:line>
              <draw:line draw:style-name="gr33" draw:text-style-name="P3" draw:layer="layout" svg:x1="5.017cm" svg:y1="10.045cm" svg:x2="4.347cm" svg:y2="9.657cm">
                <text:p/>
              </draw:line>
              <draw:polygon draw:style-name="gr34" draw:text-style-name="P3" draw:layer="layout" svg:width="0.083cm" svg:height="0.144cm" svg:x="4.183cm" svg:y="9.56cm" svg:viewBox="0 0 84 145" draw:points="0,97 0,0 84,48 84,145">
                <text:p/>
              </draw:polygon>
              <draw:line draw:style-name="gr35" draw:text-style-name="P3" draw:layer="layout" svg:x1="4.015cm" svg:y1="9.463cm" svg:x2="4.015cm" svg:y2="9.754cm">
                <text:p/>
              </draw:line>
              <draw:line draw:style-name="gr36" draw:text-style-name="P3" draw:layer="layout" svg:x1="3.932cm" svg:y1="9.414cm" svg:x2="3.932cm" svg:y2="9.705cm">
                <text:p/>
              </draw:line>
              <draw:line draw:style-name="gr37" draw:text-style-name="P3" draw:layer="layout" svg:x1="3.848cm" svg:y1="9.366cm" svg:x2="3.848cm" svg:y2="9.657cm">
                <text:p/>
              </draw:line>
              <draw:line draw:style-name="gr38" draw:text-style-name="P3" draw:layer="layout" svg:x1="3.764cm" svg:y1="9.318cm" svg:x2="3.764cm" svg:y2="9.609cm">
                <text:p/>
              </draw:line>
              <draw:line draw:style-name="gr39" draw:text-style-name="P3" draw:layer="layout" svg:x1="3.68cm" svg:y1="9.269cm" svg:x2="3.68cm" svg:y2="9.56cm">
                <text:p/>
              </draw:line>
              <draw:polygon draw:style-name="gr40" draw:text-style-name="P3" draw:layer="layout" svg:width="0.083cm" svg:height="0.532cm" svg:x="3.512cm" svg:y="9.075cm" svg:viewBox="0 0 84 533" draw:points="0,484 0,0 84,48 84,533">
                <text:p/>
              </draw:polygon>
              <draw:polygon draw:style-name="gr41" draw:text-style-name="P3" draw:layer="layout" svg:width="0.083cm" svg:height="0.532cm" svg:x="5.062cm" svg:y="9.971cm" svg:viewBox="0 0 84 533" draw:points="0,484 0,0 84,48 84,533">
                <text:p/>
              </draw:polygon>
              <draw:polygon draw:style-name="gr42" draw:text-style-name="P3" draw:layer="layout" svg:width="2.806cm" svg:height="2.106cm" svg:x="3.512cm" svg:y="8.397cm" svg:viewBox="0 0 2807 2107" draw:points="0,1162 0,678 84,726 1340,0 2807,848 2807,1332 1634,2010 1634,2107">
                <text:p/>
              </draw:polygon>
            </draw:g>
          </draw:g>
          <draw:g>
            <draw:custom-shape draw:style-name="gr43" draw:text-style-name="P4" draw:layer="layout" svg:width="0.448cm" svg:height="0.444cm" svg:x="5.499cm" svg:y="9.9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44" draw:text-style-name="P3" draw:layer="layout" svg:width="0.271cm" svg:height="0.414cm" svg:x="5.6cm" svg:y="9.97cm" svg:viewBox="0 0 272 415" draw:points="0,29 49,29 74,14 124,0 198,29 148,29 173,72 99,143 74,157 49,172 99,200 124,229 198,229 272,271 223,357 148,415 148,329 99,271 124,243 74,200 25,186 0,129">
              <text:p/>
            </draw:polygon>
            <draw:path draw:style-name="gr45" draw:text-style-name="P3" draw:layer="layout" svg:width="0.111cm" svg:height="0.188cm" svg:x="5.823cm" svg:y="9.995cm" svg:viewBox="0 0 112 189" svg:d="M99 189v-15l-25-42v-44l-25-57-49-28c49-28 148 157 99 186z">
              <text:p/>
            </draw:path>
            <draw:g>
              <draw:line draw:style-name="gr46" draw:text-style-name="P3" draw:layer="layout" svg:x1="5.699cm" svg:y1="10.241cm" svg:x2="5.674cm" svg:y2="10.141cm">
                <text:p/>
              </draw:line>
              <draw:line draw:style-name="gr47" draw:text-style-name="P3" draw:layer="layout" svg:x1="5.699cm" svg:y1="10.242cm" svg:x2="5.724cm" svg:y2="10.17cm">
                <text:p/>
              </draw:line>
              <draw:line draw:style-name="gr48" draw:text-style-name="P3" draw:layer="layout" svg:x1="5.749cm" svg:y1="10.242cm" svg:x2="5.724cm" svg:y2="10.17cm">
                <text:p/>
              </draw:line>
              <draw:line draw:style-name="gr49" draw:text-style-name="P3" draw:layer="layout" svg:x1="5.749cm" svg:y1="10.241cm" svg:x2="5.774cm" svg:y2="10.141cm">
                <text:p/>
              </draw:line>
            </draw:g>
            <draw:g>
              <draw:line draw:style-name="gr50" draw:text-style-name="P3" draw:layer="layout" svg:x1="5.848cm" svg:y1="10.241cm" svg:x2="5.823cm" svg:y2="10.141cm">
                <text:p/>
              </draw:line>
              <draw:line draw:style-name="gr51" draw:text-style-name="P3" draw:layer="layout" svg:x1="5.847cm" svg:y1="10.242cm" svg:x2="5.872cm" svg:y2="10.17cm">
                <text:p/>
              </draw:line>
              <draw:line draw:style-name="gr52" draw:text-style-name="P3" draw:layer="layout" svg:x1="5.897cm" svg:y1="10.242cm" svg:x2="5.872cm" svg:y2="10.17cm">
                <text:p/>
              </draw:line>
              <draw:line draw:style-name="gr53" draw:text-style-name="P3" draw:layer="layout" svg:x1="5.897cm" svg:y1="10.241cm" svg:x2="5.922cm" svg:y2="10.141cm">
                <text:p/>
              </draw:line>
            </draw:g>
            <draw:g>
              <draw:line draw:style-name="gr54" draw:text-style-name="P3" draw:layer="layout" svg:x1="5.551cm" svg:y1="10.241cm" svg:x2="5.526cm" svg:y2="10.141cm">
                <text:p/>
              </draw:line>
              <draw:line draw:style-name="gr55" draw:text-style-name="P3" draw:layer="layout" svg:x1="5.55cm" svg:y1="10.242cm" svg:x2="5.575cm" svg:y2="10.17cm">
                <text:p/>
              </draw:line>
              <draw:line draw:style-name="gr56" draw:text-style-name="P3" draw:layer="layout" svg:x1="5.6cm" svg:y1="10.242cm" svg:x2="5.575cm" svg:y2="10.17cm">
                <text:p/>
              </draw:line>
              <draw:line draw:style-name="gr57" draw:text-style-name="P3" draw:layer="layout" svg:x1="5.6cm" svg:y1="10.241cm" svg:x2="5.625cm" svg:y2="10.141cm">
                <text:p/>
              </draw:line>
            </draw:g>
          </draw:g>
        </draw:g>
        <draw:g xml:id="id2" draw:id="id2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58" draw:text-style-name="P2" draw:layer="layout" svg:width="1.382cm" svg:height="0.895cm" svg:x="9.077cm" svg:y="10.351cm" svg:viewBox="0 0 1383 896" svg:d="M1 896c115 0 1382-557 1382-727 0-169-178-169-293-169 0 72-1131 363-1089 896z">
              <text:p/>
            </draw:path>
            <draw:g>
              <draw:polygon draw:style-name="gr59" draw:text-style-name="P3" draw:layer="layout" svg:width="1.465cm" svg:height="1.331cm" svg:x="7.528cm" svg:y="9.866cm" svg:viewBox="0 0 1466 1332" draw:points="0,484 0,0 1466,848 1466,1332">
                <text:p/>
              </draw:polygon>
              <draw:polygon draw:style-name="gr60" draw:text-style-name="P3" draw:layer="layout" svg:width="1.256cm" svg:height="1.21cm" svg:x="8.994cm" svg:y="9.987cm" svg:viewBox="0 0 1257 1211" draw:points="0,1211 0,726 1257,0 1257,484">
                <text:p/>
              </draw:polygon>
              <draw:polygon draw:style-name="gr61" draw:text-style-name="P3" draw:layer="layout" svg:width="2.722cm" svg:height="1.573cm" svg:x="7.528cm" svg:y="9.14cm" svg:viewBox="0 0 2723 1574" draw:points="1466,1574 0,726 1257,0 2723,848">
                <text:p/>
              </draw:polygon>
              <draw:line draw:style-name="gr62" draw:text-style-name="P3" draw:layer="layout" svg:x1="8.031cm" svg:y1="10.254cm" svg:x2="8.031cm" svg:y2="10.545cm">
                <text:p/>
              </draw:line>
              <draw:line draw:style-name="gr63" draw:text-style-name="P3" draw:layer="layout" svg:x1="8.952cm" svg:y1="10.874cm" svg:x2="8.282cm" svg:y2="10.486cm">
                <text:p/>
              </draw:line>
              <draw:line draw:style-name="gr64" draw:text-style-name="P3" draw:layer="layout" svg:x1="8.278cm" svg:y1="10.399cm" svg:x2="8.278cm" svg:y2="10.496cm">
                <text:p/>
              </draw:line>
              <draw:line draw:style-name="gr65" draw:text-style-name="P3" draw:layer="layout" svg:x1="8.948cm" svg:y1="10.787cm" svg:x2="8.948cm" svg:y2="10.884cm">
                <text:p/>
              </draw:line>
              <draw:line draw:style-name="gr66" draw:text-style-name="P3" draw:layer="layout" svg:x1="8.948cm" svg:y1="10.787cm" svg:x2="8.278cm" svg:y2="10.399cm">
                <text:p/>
              </draw:line>
              <draw:polygon draw:style-name="gr67" draw:text-style-name="P3" draw:layer="layout" svg:width="0.083cm" svg:height="0.144cm" svg:x="8.114cm" svg:y="10.302cm" svg:viewBox="0 0 84 145" draw:points="0,97 0,0 84,48 84,145">
                <text:p/>
              </draw:polygon>
              <draw:line draw:style-name="gr68" draw:text-style-name="P3" draw:layer="layout" svg:x1="7.947cm" svg:y1="10.205cm" svg:x2="7.947cm" svg:y2="10.496cm">
                <text:p/>
              </draw:line>
              <draw:line draw:style-name="gr69" draw:text-style-name="P3" draw:layer="layout" svg:x1="7.863cm" svg:y1="10.157cm" svg:x2="7.863cm" svg:y2="10.448cm">
                <text:p/>
              </draw:line>
              <draw:line draw:style-name="gr70" draw:text-style-name="P3" draw:layer="layout" svg:x1="7.779cm" svg:y1="10.108cm" svg:x2="7.779cm" svg:y2="10.399cm">
                <text:p/>
              </draw:line>
              <draw:line draw:style-name="gr71" draw:text-style-name="P3" draw:layer="layout" svg:x1="7.695cm" svg:y1="10.06cm" svg:x2="7.695cm" svg:y2="10.351cm">
                <text:p/>
              </draw:line>
              <draw:line draw:style-name="gr72" draw:text-style-name="P3" draw:layer="layout" svg:x1="7.612cm" svg:y1="10.011cm" svg:x2="7.612cm" svg:y2="10.302cm">
                <text:p/>
              </draw:line>
              <draw:polygon draw:style-name="gr73" draw:text-style-name="P3" draw:layer="layout" svg:width="0.083cm" svg:height="0.532cm" svg:x="7.444cm" svg:y="9.818cm" svg:viewBox="0 0 84 533" draw:points="0,484 0,0 84,48 84,533">
                <text:p/>
              </draw:polygon>
              <draw:polygon draw:style-name="gr74" draw:text-style-name="P3" draw:layer="layout" svg:width="0.083cm" svg:height="0.532cm" svg:x="8.994cm" svg:y="10.714cm" svg:viewBox="0 0 84 533" draw:points="0,484 0,0 84,48 84,533">
                <text:p/>
              </draw:polygon>
              <draw:polygon draw:style-name="gr75" draw:text-style-name="P3" draw:layer="layout" svg:width="2.806cm" svg:height="2.106cm" svg:x="7.444cm" svg:y="9.14cm" svg:viewBox="0 0 2807 2107" draw:points="0,1162 0,678 84,726 1340,0 2807,848 2807,1332 1634,2010 1634,2107">
                <text:p/>
              </draw:polygon>
            </draw:g>
          </draw:g>
          <draw:g>
            <draw:custom-shape draw:style-name="gr76" draw:text-style-name="P4" draw:layer="layout" svg:width="0.448cm" svg:height="0.444cm" svg:x="9.431cm" svg:y="10.6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77" draw:text-style-name="P3" draw:layer="layout" svg:width="0.271cm" svg:height="0.414cm" svg:x="9.532cm" svg:y="10.712cm" svg:viewBox="0 0 272 415" draw:points="0,29 49,29 74,14 124,0 198,29 148,29 173,72 99,143 74,157 49,172 99,200 124,229 198,229 272,271 223,357 148,415 148,329 99,271 124,243 74,200 25,186 0,129">
              <text:p/>
            </draw:polygon>
            <draw:path draw:style-name="gr78" draw:text-style-name="P3" draw:layer="layout" svg:width="0.111cm" svg:height="0.188cm" svg:x="9.754cm" svg:y="10.738cm" svg:viewBox="0 0 112 189" svg:d="M99 189v-15l-25-42v-44l-25-57-49-28c49-28 148 157 99 186z">
              <text:p/>
            </draw:path>
            <draw:g>
              <draw:line draw:style-name="gr79" draw:text-style-name="P3" draw:layer="layout" svg:x1="9.631cm" svg:y1="10.983cm" svg:x2="9.606cm" svg:y2="10.883cm">
                <text:p/>
              </draw:line>
              <draw:line draw:style-name="gr80" draw:text-style-name="P3" draw:layer="layout" svg:x1="9.63cm" svg:y1="10.984cm" svg:x2="9.655cm" svg:y2="10.912cm">
                <text:p/>
              </draw:line>
              <draw:line draw:style-name="gr81" draw:text-style-name="P3" draw:layer="layout" svg:x1="9.68cm" svg:y1="10.984cm" svg:x2="9.655cm" svg:y2="10.912cm">
                <text:p/>
              </draw:line>
              <draw:line draw:style-name="gr82" draw:text-style-name="P3" draw:layer="layout" svg:x1="9.68cm" svg:y1="10.983cm" svg:x2="9.705cm" svg:y2="10.883cm">
                <text:p/>
              </draw:line>
            </draw:g>
            <draw:g>
              <draw:line draw:style-name="gr83" draw:text-style-name="P3" draw:layer="layout" svg:x1="9.779cm" svg:y1="10.983cm" svg:x2="9.754cm" svg:y2="10.883cm">
                <text:p/>
              </draw:line>
              <draw:line draw:style-name="gr84" draw:text-style-name="P3" draw:layer="layout" svg:x1="9.779cm" svg:y1="10.984cm" svg:x2="9.804cm" svg:y2="10.912cm">
                <text:p/>
              </draw:line>
              <draw:line draw:style-name="gr85" draw:text-style-name="P3" draw:layer="layout" svg:x1="9.829cm" svg:y1="10.984cm" svg:x2="9.804cm" svg:y2="10.912cm">
                <text:p/>
              </draw:line>
              <draw:line draw:style-name="gr86" draw:text-style-name="P3" draw:layer="layout" svg:x1="9.828cm" svg:y1="10.983cm" svg:x2="9.853cm" svg:y2="10.883cm">
                <text:p/>
              </draw:line>
            </draw:g>
            <draw:g>
              <draw:line draw:style-name="gr87" draw:text-style-name="P3" draw:layer="layout" svg:x1="9.482cm" svg:y1="10.983cm" svg:x2="9.457cm" svg:y2="10.883cm">
                <text:p/>
              </draw:line>
              <draw:line draw:style-name="gr88" draw:text-style-name="P3" draw:layer="layout" svg:x1="9.482cm" svg:y1="10.984cm" svg:x2="9.507cm" svg:y2="10.912cm">
                <text:p/>
              </draw:line>
              <draw:line draw:style-name="gr89" draw:text-style-name="P3" draw:layer="layout" svg:x1="9.532cm" svg:y1="10.984cm" svg:x2="9.507cm" svg:y2="10.912cm">
                <text:p/>
              </draw:line>
              <draw:line draw:style-name="gr90" draw:text-style-name="P3" draw:layer="layout" svg:x1="9.532cm" svg:y1="10.983cm" svg:x2="9.557cm" svg:y2="10.883cm">
                <text:p/>
              </draw:line>
            </draw:g>
          </draw:g>
        </draw:g>
        <draw:g xml:id="id4" draw:id="id4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91" draw:text-style-name="P2" draw:layer="layout" svg:width="1.382cm" svg:height="0.895cm" svg:x="24.172cm" svg:y="9.608cm" svg:viewBox="0 0 1383 896" svg:d="M1 896c115 0 1382-557 1382-727 0-169-178-169-293-169 0 72-1131 363-1089 896z">
              <text:p/>
            </draw:path>
            <draw:g>
              <draw:polygon draw:style-name="gr92" draw:text-style-name="P3" draw:layer="layout" svg:width="1.465cm" svg:height="1.331cm" svg:x="22.623cm" svg:y="9.124cm" svg:viewBox="0 0 1466 1332" draw:points="0,484 0,0 1466,848 1466,1332">
                <text:p/>
              </draw:polygon>
              <draw:polygon draw:style-name="gr93" draw:text-style-name="P3" draw:layer="layout" svg:width="1.256cm" svg:height="1.21cm" svg:x="24.09cm" svg:y="9.245cm" svg:viewBox="0 0 1257 1211" draw:points="0,1211 0,726 1257,0 1257,484">
                <text:p/>
              </draw:polygon>
              <draw:polygon draw:style-name="gr94" draw:text-style-name="P3" draw:layer="layout" svg:width="2.722cm" svg:height="1.573cm" svg:x="22.623cm" svg:y="8.397cm" svg:viewBox="0 0 2723 1574" draw:points="1466,1574 0,726 1257,0 2723,848">
                <text:p/>
              </draw:polygon>
              <draw:line draw:style-name="gr95" draw:text-style-name="P3" draw:layer="layout" svg:x1="23.126cm" svg:y1="9.511cm" svg:x2="23.126cm" svg:y2="9.802cm">
                <text:p/>
              </draw:line>
              <draw:line draw:style-name="gr96" draw:text-style-name="P3" draw:layer="layout" svg:x1="24.048cm" svg:y1="10.132cm" svg:x2="23.378cm" svg:y2="9.744cm">
                <text:p/>
              </draw:line>
              <draw:line draw:style-name="gr97" draw:text-style-name="P3" draw:layer="layout" svg:x1="23.374cm" svg:y1="9.657cm" svg:x2="23.374cm" svg:y2="9.754cm">
                <text:p/>
              </draw:line>
              <draw:line draw:style-name="gr98" draw:text-style-name="P3" draw:layer="layout" svg:x1="24.044cm" svg:y1="10.044cm" svg:x2="24.044cm" svg:y2="10.141cm">
                <text:p/>
              </draw:line>
              <draw:line draw:style-name="gr99" draw:text-style-name="P3" draw:layer="layout" svg:x1="24.044cm" svg:y1="10.045cm" svg:x2="23.374cm" svg:y2="9.657cm">
                <text:p/>
              </draw:line>
              <draw:polygon draw:style-name="gr100" draw:text-style-name="P3" draw:layer="layout" svg:width="0.083cm" svg:height="0.144cm" svg:x="23.21cm" svg:y="9.56cm" svg:viewBox="0 0 84 145" draw:points="0,97 0,0 84,48 84,145">
                <text:p/>
              </draw:polygon>
              <draw:line draw:style-name="gr101" draw:text-style-name="P3" draw:layer="layout" svg:x1="23.042cm" svg:y1="9.463cm" svg:x2="23.042cm" svg:y2="9.754cm">
                <text:p/>
              </draw:line>
              <draw:line draw:style-name="gr102" draw:text-style-name="P3" draw:layer="layout" svg:x1="22.959cm" svg:y1="9.414cm" svg:x2="22.959cm" svg:y2="9.705cm">
                <text:p/>
              </draw:line>
              <draw:line draw:style-name="gr103" draw:text-style-name="P3" draw:layer="layout" svg:x1="22.875cm" svg:y1="9.366cm" svg:x2="22.875cm" svg:y2="9.657cm">
                <text:p/>
              </draw:line>
              <draw:line draw:style-name="gr104" draw:text-style-name="P3" draw:layer="layout" svg:x1="22.791cm" svg:y1="9.318cm" svg:x2="22.791cm" svg:y2="9.609cm">
                <text:p/>
              </draw:line>
              <draw:line draw:style-name="gr105" draw:text-style-name="P3" draw:layer="layout" svg:x1="22.707cm" svg:y1="9.269cm" svg:x2="22.707cm" svg:y2="9.56cm">
                <text:p/>
              </draw:line>
              <draw:polygon draw:style-name="gr106" draw:text-style-name="P3" draw:layer="layout" svg:width="0.083cm" svg:height="0.532cm" svg:x="22.54cm" svg:y="9.075cm" svg:viewBox="0 0 84 533" draw:points="0,484 0,0 84,48 84,533">
                <text:p/>
              </draw:polygon>
              <draw:polygon draw:style-name="gr107" draw:text-style-name="P3" draw:layer="layout" svg:width="0.083cm" svg:height="0.532cm" svg:x="24.09cm" svg:y="9.971cm" svg:viewBox="0 0 84 533" draw:points="0,484 0,0 84,48 84,533">
                <text:p/>
              </draw:polygon>
              <draw:polygon draw:style-name="gr108" draw:text-style-name="P3" draw:layer="layout" svg:width="2.806cm" svg:height="2.106cm" svg:x="22.54cm" svg:y="8.397cm" svg:viewBox="0 0 2807 2107" draw:points="0,1162 0,678 84,726 1340,0 2807,848 2807,1332 1634,2010 1634,2107">
                <text:p/>
              </draw:polygon>
            </draw:g>
          </draw:g>
          <draw:g>
            <draw:custom-shape draw:style-name="gr109" draw:text-style-name="P4" draw:layer="layout" svg:width="0.448cm" svg:height="0.444cm" svg:x="24.527cm" svg:y="9.9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110" draw:text-style-name="P3" draw:layer="layout" svg:width="0.271cm" svg:height="0.414cm" svg:x="24.627cm" svg:y="9.97cm" svg:viewBox="0 0 272 415" draw:points="0,29 49,29 74,14 124,0 198,29 148,29 173,72 99,143 74,157 49,172 99,200 124,229 198,229 272,271 223,357 148,415 148,329 99,271 124,243 74,200 25,186 0,129">
              <text:p/>
            </draw:polygon>
            <draw:path draw:style-name="gr111" draw:text-style-name="P3" draw:layer="layout" svg:width="0.111cm" svg:height="0.188cm" svg:x="24.85cm" svg:y="9.995cm" svg:viewBox="0 0 112 189" svg:d="M99 189v-15l-25-42v-44l-25-57-49-28c49-28 148 157 99 186z">
              <text:p/>
            </draw:path>
            <draw:g>
              <draw:line draw:style-name="gr112" draw:text-style-name="P3" draw:layer="layout" svg:x1="24.726cm" svg:y1="10.241cm" svg:x2="24.701cm" svg:y2="10.141cm">
                <text:p/>
              </draw:line>
              <draw:line draw:style-name="gr113" draw:text-style-name="P3" draw:layer="layout" svg:x1="24.726cm" svg:y1="10.242cm" svg:x2="24.751cm" svg:y2="10.17cm">
                <text:p/>
              </draw:line>
              <draw:line draw:style-name="gr114" draw:text-style-name="P3" draw:layer="layout" svg:x1="24.776cm" svg:y1="10.242cm" svg:x2="24.751cm" svg:y2="10.17cm">
                <text:p/>
              </draw:line>
              <draw:line draw:style-name="gr115" draw:text-style-name="P3" draw:layer="layout" svg:x1="24.776cm" svg:y1="10.241cm" svg:x2="24.801cm" svg:y2="10.141cm">
                <text:p/>
              </draw:line>
            </draw:g>
            <draw:g>
              <draw:line draw:style-name="gr116" draw:text-style-name="P3" draw:layer="layout" svg:x1="24.875cm" svg:y1="10.241cm" svg:x2="24.85cm" svg:y2="10.141cm">
                <text:p/>
              </draw:line>
              <draw:line draw:style-name="gr117" draw:text-style-name="P3" draw:layer="layout" svg:x1="24.874cm" svg:y1="10.242cm" svg:x2="24.899cm" svg:y2="10.17cm">
                <text:p/>
              </draw:line>
              <draw:line draw:style-name="gr118" draw:text-style-name="P3" draw:layer="layout" svg:x1="24.924cm" svg:y1="10.242cm" svg:x2="24.899cm" svg:y2="10.17cm">
                <text:p/>
              </draw:line>
              <draw:line draw:style-name="gr119" draw:text-style-name="P3" draw:layer="layout" svg:x1="24.924cm" svg:y1="10.241cm" svg:x2="24.949cm" svg:y2="10.141cm">
                <text:p/>
              </draw:line>
            </draw:g>
            <draw:g>
              <draw:line draw:style-name="gr120" draw:text-style-name="P3" draw:layer="layout" svg:x1="24.578cm" svg:y1="10.241cm" svg:x2="24.553cm" svg:y2="10.141cm">
                <text:p/>
              </draw:line>
              <draw:line draw:style-name="gr121" draw:text-style-name="P3" draw:layer="layout" svg:x1="24.578cm" svg:y1="10.242cm" svg:x2="24.603cm" svg:y2="10.17cm">
                <text:p/>
              </draw:line>
              <draw:line draw:style-name="gr122" draw:text-style-name="P3" draw:layer="layout" svg:x1="24.627cm" svg:y1="10.242cm" svg:x2="24.602cm" svg:y2="10.17cm">
                <text:p/>
              </draw:line>
              <draw:line draw:style-name="gr123" draw:text-style-name="P3" draw:layer="layout" svg:x1="24.627cm" svg:y1="10.241cm" svg:x2="24.652cm" svg:y2="10.141cm">
                <text:p/>
              </draw:line>
            </draw:g>
          </draw:g>
        </draw:g>
        <draw:g xml:id="id3" draw:id="id3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24" draw:text-style-name="P2" draw:layer="layout" svg:width="1.382cm" svg:height="0.895cm" svg:x="14.204cm" svg:y="10.748cm" svg:viewBox="0 0 1383 896" svg:d="M1 896c115 0 1382-557 1382-727 0-169-178-169-293-169 0 72-1131 363-1089 896z">
              <text:p/>
            </draw:path>
            <draw:g>
              <draw:polygon draw:style-name="gr125" draw:text-style-name="P3" draw:layer="layout" svg:width="1.465cm" svg:height="1.331cm" svg:x="12.655cm" svg:y="10.263cm" svg:viewBox="0 0 1466 1332" draw:points="0,484 0,0 1466,848 1466,1332">
                <text:p/>
              </draw:polygon>
              <draw:polygon draw:style-name="gr126" draw:text-style-name="P3" draw:layer="layout" svg:width="1.256cm" svg:height="1.21cm" svg:x="14.121cm" svg:y="10.384cm" svg:viewBox="0 0 1257 1211" draw:points="0,1211 0,726 1257,0 1257,484">
                <text:p/>
              </draw:polygon>
              <draw:polygon draw:style-name="gr127" draw:text-style-name="P3" draw:layer="layout" svg:width="2.722cm" svg:height="1.573cm" svg:x="12.655cm" svg:y="9.537cm" svg:viewBox="0 0 2723 1574" draw:points="1466,1574 0,726 1257,0 2723,848">
                <text:p/>
              </draw:polygon>
              <draw:line draw:style-name="gr128" draw:text-style-name="P3" draw:layer="layout" svg:x1="13.157cm" svg:y1="10.651cm" svg:x2="13.157cm" svg:y2="10.942cm">
                <text:p/>
              </draw:line>
              <draw:line draw:style-name="gr129" draw:text-style-name="P3" draw:layer="layout" svg:x1="14.079cm" svg:y1="11.271cm" svg:x2="13.409cm" svg:y2="10.883cm">
                <text:p/>
              </draw:line>
              <draw:line draw:style-name="gr130" draw:text-style-name="P3" draw:layer="layout" svg:x1="13.405cm" svg:y1="10.796cm" svg:x2="13.405cm" svg:y2="10.893cm">
                <text:p/>
              </draw:line>
              <draw:line draw:style-name="gr131" draw:text-style-name="P3" draw:layer="layout" svg:x1="14.075cm" svg:y1="11.184cm" svg:x2="14.075cm" svg:y2="11.281cm">
                <text:p/>
              </draw:line>
              <draw:line draw:style-name="gr132" draw:text-style-name="P3" draw:layer="layout" svg:x1="14.075cm" svg:y1="11.184cm" svg:x2="13.405cm" svg:y2="10.796cm">
                <text:p/>
              </draw:line>
              <draw:polygon draw:style-name="gr133" draw:text-style-name="P3" draw:layer="layout" svg:width="0.083cm" svg:height="0.144cm" svg:x="13.241cm" svg:y="10.699cm" svg:viewBox="0 0 84 145" draw:points="0,97 0,0 84,48 84,145">
                <text:p/>
              </draw:polygon>
              <draw:line draw:style-name="gr134" draw:text-style-name="P3" draw:layer="layout" svg:x1="13.074cm" svg:y1="10.602cm" svg:x2="13.074cm" svg:y2="10.893cm">
                <text:p/>
              </draw:line>
              <draw:line draw:style-name="gr135" draw:text-style-name="P3" draw:layer="layout" svg:x1="12.99cm" svg:y1="10.554cm" svg:x2="12.99cm" svg:y2="10.845cm">
                <text:p/>
              </draw:line>
              <draw:line draw:style-name="gr136" draw:text-style-name="P3" draw:layer="layout" svg:x1="12.906cm" svg:y1="10.505cm" svg:x2="12.906cm" svg:y2="10.796cm">
                <text:p/>
              </draw:line>
              <draw:line draw:style-name="gr137" draw:text-style-name="P3" draw:layer="layout" svg:x1="12.822cm" svg:y1="10.457cm" svg:x2="12.822cm" svg:y2="10.748cm">
                <text:p/>
              </draw:line>
              <draw:line draw:style-name="gr138" draw:text-style-name="P3" draw:layer="layout" svg:x1="12.738cm" svg:y1="10.408cm" svg:x2="12.738cm" svg:y2="10.699cm">
                <text:p/>
              </draw:line>
              <draw:polygon draw:style-name="gr139" draw:text-style-name="P3" draw:layer="layout" svg:width="0.083cm" svg:height="0.532cm" svg:x="12.571cm" svg:y="10.215cm" svg:viewBox="0 0 84 533" draw:points="0,484 0,0 84,48 84,533">
                <text:p/>
              </draw:polygon>
              <draw:polygon draw:style-name="gr140" draw:text-style-name="P3" draw:layer="layout" svg:width="0.083cm" svg:height="0.532cm" svg:x="14.121cm" svg:y="11.111cm" svg:viewBox="0 0 84 533" draw:points="0,484 0,0 84,48 84,533">
                <text:p/>
              </draw:polygon>
              <draw:polygon draw:style-name="gr141" draw:text-style-name="P3" draw:layer="layout" svg:width="2.806cm" svg:height="2.106cm" svg:x="12.571cm" svg:y="9.537cm" svg:viewBox="0 0 2807 2107" draw:points="0,1162 0,678 84,726 1340,0 2807,848 2807,1332 1634,2010 1634,2107">
                <text:p/>
              </draw:polygon>
            </draw:g>
          </draw:g>
          <draw:g>
            <draw:custom-shape draw:style-name="gr142" draw:text-style-name="P4" draw:layer="layout" svg:width="0.449cm" svg:height="0.445cm" svg:x="14.557cm" svg:y="11.0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143" draw:text-style-name="P3" draw:layer="layout" svg:width="0.271cm" svg:height="0.414cm" svg:x="14.658cm" svg:y="11.109cm" svg:viewBox="0 0 272 415" draw:points="0,29 49,29 74,14 124,0 198,29 148,29 173,72 99,143 74,157 49,172 99,200 124,229 198,229 272,271 223,357 148,415 148,329 99,271 124,243 74,200 25,186 0,129">
              <text:p/>
            </draw:polygon>
            <draw:path draw:style-name="gr144" draw:text-style-name="P3" draw:layer="layout" svg:width="0.111cm" svg:height="0.188cm" svg:x="14.881cm" svg:y="11.135cm" svg:viewBox="0 0 112 189" svg:d="M99 189v-15l-25-42v-44l-25-57-49-28c49-28 148 157 99 186z">
              <text:p/>
            </draw:path>
            <draw:g>
              <draw:line draw:style-name="gr145" draw:text-style-name="P3" draw:layer="layout" svg:x1="14.758cm" svg:y1="11.38cm" svg:x2="14.733cm" svg:y2="11.28cm">
                <text:p/>
              </draw:line>
              <draw:line draw:style-name="gr146" draw:text-style-name="P3" draw:layer="layout" svg:x1="14.757cm" svg:y1="11.381cm" svg:x2="14.782cm" svg:y2="11.309cm">
                <text:p/>
              </draw:line>
              <draw:line draw:style-name="gr147" draw:text-style-name="P3" draw:layer="layout" svg:x1="14.807cm" svg:y1="11.381cm" svg:x2="14.782cm" svg:y2="11.309cm">
                <text:p/>
              </draw:line>
              <draw:line draw:style-name="gr148" draw:text-style-name="P3" draw:layer="layout" svg:x1="14.807cm" svg:y1="11.38cm" svg:x2="14.832cm" svg:y2="11.28cm">
                <text:p/>
              </draw:line>
            </draw:g>
            <draw:g>
              <draw:line draw:style-name="gr149" draw:text-style-name="P3" draw:layer="layout" svg:x1="14.906cm" svg:y1="11.38cm" svg:x2="14.881cm" svg:y2="11.28cm">
                <text:p/>
              </draw:line>
              <draw:line draw:style-name="gr150" draw:text-style-name="P3" draw:layer="layout" svg:x1="14.905cm" svg:y1="11.381cm" svg:x2="14.93cm" svg:y2="11.309cm">
                <text:p/>
              </draw:line>
              <draw:line draw:style-name="gr151" draw:text-style-name="P3" draw:layer="layout" svg:x1="14.955cm" svg:y1="11.381cm" svg:x2="14.93cm" svg:y2="11.309cm">
                <text:p/>
              </draw:line>
              <draw:line draw:style-name="gr152" draw:text-style-name="P3" draw:layer="layout" svg:x1="14.955cm" svg:y1="11.38cm" svg:x2="14.98cm" svg:y2="11.28cm">
                <text:p/>
              </draw:line>
            </draw:g>
            <draw:g>
              <draw:line draw:style-name="gr153" draw:text-style-name="P3" draw:layer="layout" svg:x1="14.609cm" svg:y1="11.38cm" svg:x2="14.584cm" svg:y2="11.28cm">
                <text:p/>
              </draw:line>
              <draw:line draw:style-name="gr154" draw:text-style-name="P3" draw:layer="layout" svg:x1="14.609cm" svg:y1="11.381cm" svg:x2="14.634cm" svg:y2="11.309cm">
                <text:p/>
              </draw:line>
              <draw:line draw:style-name="gr155" draw:text-style-name="P3" draw:layer="layout" svg:x1="14.659cm" svg:y1="11.381cm" svg:x2="14.634cm" svg:y2="11.309cm">
                <text:p/>
              </draw:line>
              <draw:line draw:style-name="gr156" draw:text-style-name="P3" draw:layer="layout" svg:x1="14.658cm" svg:y1="11.38cm" svg:x2="14.683cm" svg:y2="11.28cm">
                <text:p/>
              </draw:line>
            </draw:g>
          </draw:g>
        </draw:g>
        <draw:frame draw:style-name="gr157" draw:text-style-name="P6" draw:layer="Details" svg:width="4.279cm" svg:height="2.228cm" svg:x="17.032cm" svg:y="3.413cm">
          <draw:text-box>
            <text:p text:style-name="P5"><text:span text:style-name="T1">Backup server</text:span></text:p>
            <text:p text:style-name="P5"><text:span text:style-name="T2">Rsnapshot</text:span></text:p>
            <text:p text:style-name="P5"><text:span text:style-name="T2">CentOS 6.x</text:span></text:p>
            <text:p text:style-name="P5"><text:span text:style-name="T2">10.100.1.11</text:span></text:p>
          </draw:text-box>
        </draw:frame>
        <draw:connector draw:style-name="gr158" draw:text-style-name="P7" draw:layer="layout" draw:type="line" svg:x1="6.124cm" svg:y1="8.856cm" svg:x2="14.685cm" svg:y2="7.258cm" draw:end-shape="id1" draw:end-glue-point="2" svg:d="M6124 8856l8561-1598" svg:viewBox="0 0 8562 1599">
          <text:p/>
        </draw:connector>
        <draw:connector draw:style-name="gr159" draw:text-style-name="P7" draw:layer="layout" draw:type="line" svg:x1="10.46cm" svg:y1="10.193cm" svg:x2="14.685cm" svg:y2="7.258cm" draw:start-shape="id2" draw:start-glue-point="1" draw:end-shape="id1" draw:end-glue-point="2" svg:d="M10460 10193l4225-2935" svg:viewBox="0 0 4226 2936">
          <text:p/>
        </draw:connector>
        <draw:connector draw:style-name="gr159" draw:text-style-name="P7" draw:layer="layout" draw:type="line" svg:x1="14.079cm" svg:y1="9.537cm" svg:x2="14.685cm" svg:y2="7.258cm" draw:start-shape="id3" draw:start-glue-point="0" draw:end-shape="id1" draw:end-glue-point="2" svg:d="M14079 9537l606-2279" svg:viewBox="0 0 607 2280">
          <text:p/>
        </draw:connector>
        <draw:connector draw:style-name="gr160" draw:text-style-name="P7" draw:layer="layout" draw:type="line" svg:x1="19.607cm" svg:y1="9.425cm" svg:x2="14.685cm" svg:y2="7.258cm" draw:end-shape="id1" draw:end-glue-point="2" svg:d="M19607 9425l-4922-2167" svg:viewBox="0 0 4923 2168">
          <text:p/>
        </draw:connector>
        <draw:connector draw:style-name="gr159" draw:text-style-name="P7" draw:layer="layout" draw:type="line" svg:x1="22.54cm" svg:y1="9.45cm" svg:x2="14.685cm" svg:y2="7.258cm" draw:start-shape="id4" draw:end-shape="id1" draw:end-glue-point="2" svg:d="M22540 9450l-7855-2192" svg:viewBox="0 0 7856 2193">
          <text:p/>
        </draw:connector>
        <draw:frame draw:style-name="gr161" draw:text-style-name="P7" draw:layer="Details" svg:width="3.429cm" svg:height="1.397cm" svg:x="10.017cm" svg:y="16.419cm">
          <draw:text-box>
            <text:p><text:span text:style-name="T3">Level 6 Lab</text:span></text:p>
            <text:p><text:span text:style-name="T4">Ubuntu 12.04.x</text:span></text:p>
          </draw:text-box>
        </draw:fram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62" draw:text-style-name="P2" draw:layer="Details" svg:width="0.919cm" svg:height="0.593cm" svg:x="8.563cm" svg:y="17.222cm" svg:viewBox="0 0 920 594" svg:d="M1 594c76 0 919-369 919-482 0-112-118-112-195-112 0 48-752 241-724 594z">
              <text:p/>
            </draw:path>
            <draw:g>
              <draw:polygon draw:style-name="gr163" draw:text-style-name="P3" draw:layer="Details" svg:width="0.974cm" svg:height="0.882cm" svg:x="7.533cm" svg:y="16.901cm" svg:viewBox="0 0 975 883" draw:points="0,321 0,0 975,562 975,883">
                <text:p/>
              </draw:polygon>
              <draw:polygon draw:style-name="gr164" draw:text-style-name="P3" draw:layer="Details" svg:width="0.835cm" svg:height="0.802cm" svg:x="8.508cm" svg:y="16.981cm" svg:viewBox="0 0 836 803" draw:points="0,803 0,482 836,0 836,321">
                <text:p/>
              </draw:polygon>
              <draw:polygon draw:style-name="gr165" draw:text-style-name="P3" draw:layer="Details" svg:width="1.81cm" svg:height="1.043cm" svg:x="7.533cm" svg:y="16.419cm" svg:viewBox="0 0 1811 1044" draw:points="975,1044 0,482 836,0 1811,562">
                <text:p/>
              </draw:polygon>
              <draw:line draw:style-name="gr166" draw:text-style-name="P3" draw:layer="Details" svg:x1="7.868cm" svg:y1="17.158cm" svg:x2="7.868cm" svg:y2="17.351cm">
                <text:p/>
              </draw:line>
              <draw:line draw:style-name="gr167" draw:text-style-name="P3" draw:layer="Details" svg:x1="8.481cm" svg:y1="17.569cm" svg:x2="8.035cm" svg:y2="17.312cm">
                <text:p/>
              </draw:line>
              <draw:line draw:style-name="gr168" draw:text-style-name="P3" draw:layer="Details" svg:x1="8.032cm" svg:y1="17.254cm" svg:x2="8.032cm" svg:y2="17.318cm">
                <text:p/>
              </draw:line>
              <draw:line draw:style-name="gr169" draw:text-style-name="P3" draw:layer="Details" svg:x1="8.478cm" svg:y1="17.511cm" svg:x2="8.478cm" svg:y2="17.575cm">
                <text:p/>
              </draw:line>
              <draw:line draw:style-name="gr170" draw:text-style-name="P3" draw:layer="Details" svg:x1="8.478cm" svg:y1="17.511cm" svg:x2="8.032cm" svg:y2="17.254cm">
                <text:p/>
              </draw:line>
              <draw:polygon draw:style-name="gr171" draw:text-style-name="P3" draw:layer="Details" svg:width="0.055cm" svg:height="0.095cm" svg:x="7.923cm" svg:y="17.19cm" svg:viewBox="0 0 56 96" draw:points="0,64 0,0 56,32 56,96">
                <text:p/>
              </draw:polygon>
              <draw:line draw:style-name="gr172" draw:text-style-name="P3" draw:layer="Details" svg:x1="7.812cm" svg:y1="17.126cm" svg:x2="7.812cm" svg:y2="17.319cm">
                <text:p/>
              </draw:line>
              <draw:line draw:style-name="gr173" draw:text-style-name="P3" draw:layer="Details" svg:x1="7.756cm" svg:y1="17.094cm" svg:x2="7.756cm" svg:y2="17.287cm">
                <text:p/>
              </draw:line>
              <draw:line draw:style-name="gr174" draw:text-style-name="P3" draw:layer="Details" svg:x1="7.7cm" svg:y1="17.061cm" svg:x2="7.7cm" svg:y2="17.254cm">
                <text:p/>
              </draw:line>
              <draw:line draw:style-name="gr175" draw:text-style-name="P3" draw:layer="Details" svg:x1="7.645cm" svg:y1="17.029cm" svg:x2="7.645cm" svg:y2="17.222cm">
                <text:p/>
              </draw:line>
              <draw:line draw:style-name="gr176" draw:text-style-name="P3" draw:layer="Details" svg:x1="7.589cm" svg:y1="16.997cm" svg:x2="7.589cm" svg:y2="17.19cm">
                <text:p/>
              </draw:line>
              <draw:polygon draw:style-name="gr177" draw:text-style-name="P3" draw:layer="Details" svg:width="0.055cm" svg:height="0.352cm" svg:x="7.477cm" svg:y="16.869cm" svg:viewBox="0 0 56 353" draw:points="0,321 0,0 56,32 56,353">
                <text:p/>
              </draw:polygon>
              <draw:polygon draw:style-name="gr178" draw:text-style-name="P3" draw:layer="Details" svg:width="0.055cm" svg:height="0.352cm" svg:x="8.508cm" svg:y="17.463cm" svg:viewBox="0 0 56 353" draw:points="0,321 0,0 56,32 56,353">
                <text:p/>
              </draw:polygon>
              <draw:polygon draw:style-name="gr179" draw:text-style-name="P3" draw:layer="Details" svg:width="1.866cm" svg:height="1.396cm" svg:x="7.477cm" svg:y="16.419cm" svg:viewBox="0 0 1867 1397" draw:points="0,771 0,449 56,482 892,0 1867,562 1867,883 1087,1333 1087,1397">
                <text:p/>
              </draw:polygon>
            </draw:g>
          </draw:g>
          <draw:g>
            <draw:custom-shape draw:style-name="gr180" draw:text-style-name="P4" draw:layer="Details" svg:width="0.299cm" svg:height="0.293cm" svg:x="8.798cm" svg:y="17.4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181" draw:text-style-name="P3" draw:layer="Details" svg:width="0.18cm" svg:height="0.274cm" svg:x="8.866cm" svg:y="17.462cm" svg:viewBox="0 0 181 275" draw:points="0,19 33,19 49,10 82,0 132,19 99,19 115,47 66,95 49,104 33,114 66,133 82,152 132,152 181,180 148,237 99,275 99,218 66,180 82,161 49,133 17,123 0,85">
              <text:p/>
            </draw:polygon>
            <draw:path draw:style-name="gr182" draw:text-style-name="P3" draw:layer="Details" svg:width="0.074cm" svg:height="0.124cm" svg:x="9.014cm" svg:y="17.479cm" svg:viewBox="0 0 75 125" svg:d="M66 125v-9l-17-29v-28l-16-38-33-19c33-19 99 104 66 123z">
              <text:p/>
            </draw:path>
            <draw:g>
              <draw:line draw:style-name="gr183" draw:text-style-name="P3" draw:layer="Details" svg:x1="8.932cm" svg:y1="17.641cm" svg:x2="8.915cm" svg:y2="17.575cm">
                <text:p/>
              </draw:line>
              <draw:line draw:style-name="gr184" draw:text-style-name="P3" draw:layer="Details" svg:x1="8.932cm" svg:y1="17.642cm" svg:x2="8.949cm" svg:y2="17.595cm">
                <text:p/>
              </draw:line>
              <draw:line draw:style-name="gr185" draw:text-style-name="P3" draw:layer="Details" svg:x1="8.965cm" svg:y1="17.642cm" svg:x2="8.948cm" svg:y2="17.595cm">
                <text:p/>
              </draw:line>
              <draw:line draw:style-name="gr186" draw:text-style-name="P3" draw:layer="Details" svg:x1="8.965cm" svg:y1="17.641cm" svg:x2="8.982cm" svg:y2="17.575cm">
                <text:p/>
              </draw:line>
            </draw:g>
            <draw:g>
              <draw:line draw:style-name="gr187" draw:text-style-name="P3" draw:layer="Details" svg:x1="9.031cm" svg:y1="17.641cm" svg:x2="9.014cm" svg:y2="17.575cm">
                <text:p/>
              </draw:line>
              <draw:line draw:style-name="gr188" draw:text-style-name="P3" draw:layer="Details" svg:x1="9.03cm" svg:y1="17.642cm" svg:x2="9.047cm" svg:y2="17.595cm">
                <text:p/>
              </draw:line>
              <draw:line draw:style-name="gr189" draw:text-style-name="P3" draw:layer="Details" svg:x1="9.064cm" svg:y1="17.642cm" svg:x2="9.047cm" svg:y2="17.595cm">
                <text:p/>
              </draw:line>
              <draw:line draw:style-name="gr190" draw:text-style-name="P3" draw:layer="Details" svg:x1="9.063cm" svg:y1="17.641cm" svg:x2="9.08cm" svg:y2="17.575cm">
                <text:p/>
              </draw:line>
            </draw:g>
            <draw:g>
              <draw:line draw:style-name="gr191" draw:text-style-name="P3" draw:layer="Details" svg:x1="8.834cm" svg:y1="17.641cm" svg:x2="8.817cm" svg:y2="17.575cm">
                <text:p/>
              </draw:line>
              <draw:line draw:style-name="gr192" draw:text-style-name="P3" draw:layer="Details" svg:x1="8.833cm" svg:y1="17.642cm" svg:x2="8.85cm" svg:y2="17.595cm">
                <text:p/>
              </draw:line>
              <draw:line draw:style-name="gr193" draw:text-style-name="P3" draw:layer="Details" svg:x1="8.866cm" svg:y1="17.642cm" svg:x2="8.849cm" svg:y2="17.595cm">
                <text:p/>
              </draw:line>
              <draw:line draw:style-name="gr194" draw:text-style-name="P3" draw:layer="Details" svg:x1="8.866cm" svg:y1="17.641cm" svg:x2="8.883cm" svg:y2="17.575cm">
                <text:p/>
              </draw:line>
            </draw:g>
          </draw:g>
        </draw:g>
        <draw:line draw:style-name="gr159" draw:text-style-name="P7" draw:layer="Details" svg:x1="15.605cm" svg:y1="14.716cm" svg:x2="18.272cm" svg:y2="14.716cm">
          <text:p/>
        </draw:line>
        <draw:frame draw:style-name="gr195" draw:text-style-name="P7" draw:layer="Details" svg:width="3.302cm" svg:height="1.23cm" svg:x="18.907cm" svg:y="13.867cm">
          <draw:text-box>
            <text:p><text:span text:style-name="T3">Rynsc</text:span></text:p>
            <text:p><text:span text:style-name="T5">SSH </text:span><text:span text:style-name="T6">TCP port 22</text:span></text:p>
          </draw:text-box>
        </draw:fram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96" draw:text-style-name="P2" draw:layer="Details" svg:width="0.916cm" svg:height="0.593cm" svg:x="8.592cm" svg:y="14.249cm" svg:viewBox="0 0 917 594" svg:d="M1 594c76 0 916-369 916-482 0-112-118-112-194-112 0 48-750 241-722 594z">
              <text:p/>
            </draw:path>
            <draw:g>
              <draw:polygon draw:style-name="gr197" draw:text-style-name="P3" draw:layer="Details" svg:width="0.971cm" svg:height="0.882cm" svg:x="7.565cm" svg:y="13.928cm" svg:viewBox="0 0 972 883" draw:points="0,321 0,0 972,562 972,883">
                <text:p/>
              </draw:polygon>
              <draw:polygon draw:style-name="gr198" draw:text-style-name="P3" draw:layer="Details" svg:width="0.832cm" svg:height="0.802cm" svg:x="8.537cm" svg:y="14.008cm" svg:viewBox="0 0 833 803" draw:points="0,803 0,482 833,0 833,321">
                <text:p/>
              </draw:polygon>
              <draw:polygon draw:style-name="gr199" draw:text-style-name="P3" draw:layer="Details" svg:width="1.805cm" svg:height="1.043cm" svg:x="7.565cm" svg:y="13.446cm" svg:viewBox="0 0 1806 1044" draw:points="972,1044 0,482 833,0 1806,562">
                <text:p/>
              </draw:polygon>
              <draw:line draw:style-name="gr200" draw:text-style-name="P3" draw:layer="Details" svg:x1="7.898cm" svg:y1="14.185cm" svg:x2="7.898cm" svg:y2="14.378cm">
                <text:p/>
              </draw:line>
              <draw:line draw:style-name="gr201" draw:text-style-name="P3" draw:layer="Details" svg:x1="8.51cm" svg:y1="14.596cm" svg:x2="8.065cm" svg:y2="14.339cm">
                <text:p/>
              </draw:line>
              <draw:line draw:style-name="gr202" draw:text-style-name="P3" draw:layer="Details" svg:x1="8.062cm" svg:y1="14.281cm" svg:x2="8.062cm" svg:y2="14.345cm">
                <text:p/>
              </draw:line>
              <draw:line draw:style-name="gr203" draw:text-style-name="P3" draw:layer="Details" svg:x1="8.507cm" svg:y1="14.538cm" svg:x2="8.507cm" svg:y2="14.602cm">
                <text:p/>
              </draw:line>
              <draw:line draw:style-name="gr204" draw:text-style-name="P3" draw:layer="Details" svg:x1="8.507cm" svg:y1="14.538cm" svg:x2="8.062cm" svg:y2="14.281cm">
                <text:p/>
              </draw:line>
              <draw:polygon draw:style-name="gr205" draw:text-style-name="P3" draw:layer="Details" svg:width="0.055cm" svg:height="0.095cm" svg:x="7.954cm" svg:y="14.217cm" svg:viewBox="0 0 56 96" draw:points="0,64 0,0 56,32 56,96">
                <text:p/>
              </draw:polygon>
              <draw:line draw:style-name="gr206" draw:text-style-name="P3" draw:layer="Details" svg:x1="7.842cm" svg:y1="14.152cm" svg:x2="7.842cm" svg:y2="14.345cm">
                <text:p/>
              </draw:line>
              <draw:line draw:style-name="gr207" draw:text-style-name="P3" draw:layer="Details" svg:x1="7.787cm" svg:y1="14.12cm" svg:x2="7.787cm" svg:y2="14.313cm">
                <text:p/>
              </draw:line>
              <draw:line draw:style-name="gr208" draw:text-style-name="P3" draw:layer="Details" svg:x1="7.731cm" svg:y1="14.088cm" svg:x2="7.731cm" svg:y2="14.281cm">
                <text:p/>
              </draw:line>
              <draw:line draw:style-name="gr209" draw:text-style-name="P3" draw:layer="Details" svg:x1="7.676cm" svg:y1="14.056cm" svg:x2="7.676cm" svg:y2="14.249cm">
                <text:p/>
              </draw:line>
              <draw:line draw:style-name="gr210" draw:text-style-name="P3" draw:layer="Details" svg:x1="7.62cm" svg:y1="14.024cm" svg:x2="7.62cm" svg:y2="14.217cm">
                <text:p/>
              </draw:line>
              <draw:polygon draw:style-name="gr211" draw:text-style-name="P3" draw:layer="Details" svg:width="0.055cm" svg:height="0.352cm" svg:x="7.509cm" svg:y="13.895cm" svg:viewBox="0 0 56 353" draw:points="0,321 0,0 56,32 56,353">
                <text:p/>
              </draw:polygon>
              <draw:polygon draw:style-name="gr212" draw:text-style-name="P3" draw:layer="Details" svg:width="0.055cm" svg:height="0.352cm" svg:x="8.537cm" svg:y="14.49cm" svg:viewBox="0 0 56 353" draw:points="0,321 0,0 56,32 56,353">
                <text:p/>
              </draw:polygon>
              <draw:polygon draw:style-name="gr213" draw:text-style-name="P3" draw:layer="Details" svg:width="1.86cm" svg:height="1.396cm" svg:x="7.509cm" svg:y="13.446cm" svg:viewBox="0 0 1861 1397" draw:points="0,771 0,449 56,482 889,0 1861,562 1861,883 1083,1333 1083,1397">
                <text:p/>
              </draw:polygon>
            </draw:g>
          </draw:g>
          <draw:g>
            <draw:custom-shape draw:style-name="gr214" draw:text-style-name="P4" draw:layer="Details" svg:width="0.296cm" svg:height="0.295cm" svg:x="8.827cm" svg:y="14.4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215" draw:text-style-name="P3" draw:layer="Details" svg:width="0.179cm" svg:height="0.274cm" svg:x="8.893cm" svg:y="14.488cm" svg:viewBox="0 0 180 275" draw:points="0,19 33,19 49,10 82,0 131,19 98,19 115,47 66,95 49,104 33,114 66,133 82,152 131,152 180,180 148,237 98,275 98,218 66,180 82,161 49,133 16,123 0,85">
              <text:p/>
            </draw:polygon>
            <draw:path draw:style-name="gr216" draw:text-style-name="P3" draw:layer="Details" svg:width="0.074cm" svg:height="0.124cm" svg:x="9.041cm" svg:y="14.506cm" svg:viewBox="0 0 75 125" svg:d="M66 125v-9l-17-29v-28l-16-38-33-19c33-19 98 104 66 123z">
              <text:p/>
            </draw:path>
            <draw:g>
              <draw:line draw:style-name="gr217" draw:text-style-name="P3" draw:layer="Details" svg:x1="8.958cm" svg:y1="14.668cm" svg:x2="8.942cm" svg:y2="14.602cm">
                <text:p/>
              </draw:line>
              <draw:line draw:style-name="gr218" draw:text-style-name="P3" draw:layer="Details" svg:x1="8.959cm" svg:y1="14.668cm" svg:x2="8.975cm" svg:y2="14.621cm">
                <text:p/>
              </draw:line>
              <draw:line draw:style-name="gr219" draw:text-style-name="P3" draw:layer="Details" svg:x1="8.991cm" svg:y1="14.668cm" svg:x2="8.975cm" svg:y2="14.621cm">
                <text:p/>
              </draw:line>
              <draw:line draw:style-name="gr220" draw:text-style-name="P3" draw:layer="Details" svg:x1="8.992cm" svg:y1="14.668cm" svg:x2="9.008cm" svg:y2="14.602cm">
                <text:p/>
              </draw:line>
            </draw:g>
            <draw:g>
              <draw:line draw:style-name="gr221" draw:text-style-name="P3" draw:layer="Details" svg:x1="9.057cm" svg:y1="14.668cm" svg:x2="9.041cm" svg:y2="14.602cm">
                <text:p/>
              </draw:line>
              <draw:line draw:style-name="gr222" draw:text-style-name="P3" draw:layer="Details" svg:x1="9.057cm" svg:y1="14.668cm" svg:x2="9.073cm" svg:y2="14.621cm">
                <text:p/>
              </draw:line>
              <draw:line draw:style-name="gr223" draw:text-style-name="P3" draw:layer="Details" svg:x1="9.09cm" svg:y1="14.668cm" svg:x2="9.074cm" svg:y2="14.621cm">
                <text:p/>
              </draw:line>
              <draw:line draw:style-name="gr224" draw:text-style-name="P3" draw:layer="Details" svg:x1="9.09cm" svg:y1="14.668cm" svg:x2="9.106cm" svg:y2="14.602cm">
                <text:p/>
              </draw:line>
            </draw:g>
            <draw:g>
              <draw:line draw:style-name="gr225" draw:text-style-name="P3" draw:layer="Details" svg:x1="8.86cm" svg:y1="14.668cm" svg:x2="8.844cm" svg:y2="14.602cm">
                <text:p/>
              </draw:line>
              <draw:line draw:style-name="gr226" draw:text-style-name="P3" draw:layer="Details" svg:x1="8.86cm" svg:y1="14.668cm" svg:x2="8.876cm" svg:y2="14.621cm">
                <text:p/>
              </draw:line>
              <draw:line draw:style-name="gr227" draw:text-style-name="P3" draw:layer="Details" svg:x1="8.893cm" svg:y1="14.668cm" svg:x2="8.877cm" svg:y2="14.621cm">
                <text:p/>
              </draw:line>
              <draw:line draw:style-name="gr228" draw:text-style-name="P3" draw:layer="Details" svg:x1="8.893cm" svg:y1="14.668cm" svg:x2="8.909cm" svg:y2="14.602cm">
                <text:p/>
              </draw:line>
            </draw:g>
          </draw:g>
        </draw:g>
        <draw:frame draw:style-name="gr161" draw:text-style-name="P7" draw:layer="Details" svg:width="3.429cm" svg:height="1.397cm" svg:x="10.017cm" svg:y="13.573cm">
          <draw:text-box>
            <text:p><text:span text:style-name="T3">Level 5 Lab</text:span></text:p>
            <text:p><text:span text:style-name="T4">Ubuntu 12.04.x</text:span></text:p>
          </draw:text-box>
        </draw:fram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29" draw:text-style-name="P2" draw:layer="layout" svg:width="1.385cm" svg:height="0.896cm" svg:x="20.3cm" svg:y="10.443cm" svg:viewBox="0 0 1386 897" svg:d="M1 897c115 0 1385-558 1385-728 0-169-178-169-294-169 0 72-1133 363-1091 897z">
              <text:p/>
            </draw:path>
            <draw:g>
              <draw:polygon draw:style-name="gr230" draw:text-style-name="P3" draw:layer="layout" svg:width="1.468cm" svg:height="1.332cm" svg:x="18.748cm" svg:y="9.958cm" svg:viewBox="0 0 1469 1333" draw:points="0,485 0,0 1469,848 1469,1333">
                <text:p/>
              </draw:polygon>
              <draw:polygon draw:style-name="gr231" draw:text-style-name="P3" draw:layer="layout" svg:width="1.258cm" svg:height="1.211cm" svg:x="20.217cm" svg:y="10.079cm" svg:viewBox="0 0 1259 1212" draw:points="0,1212 0,727 1259,0 1259,485">
                <text:p/>
              </draw:polygon>
              <draw:polygon draw:style-name="gr232" draw:text-style-name="P3" draw:layer="layout" svg:width="2.728cm" svg:height="1.574cm" svg:x="18.748cm" svg:y="9.231cm" svg:viewBox="0 0 2729 1575" draw:points="1469,1575 0,727 1259,0 2729,848">
                <text:p/>
              </draw:polygon>
              <draw:line draw:style-name="gr233" draw:text-style-name="P3" draw:layer="layout" svg:x1="19.252cm" svg:y1="10.346cm" svg:x2="19.252cm" svg:y2="10.637cm">
                <text:p/>
              </draw:line>
              <draw:line draw:style-name="gr234" draw:text-style-name="P3" draw:layer="layout" svg:x1="20.176cm" svg:y1="10.966cm" svg:x2="19.504cm" svg:y2="10.578cm">
                <text:p/>
              </draw:line>
              <draw:line draw:style-name="gr235" draw:text-style-name="P3" draw:layer="layout" svg:x1="19.5cm" svg:y1="10.491cm" svg:x2="19.5cm" svg:y2="10.588cm">
                <text:p/>
              </draw:line>
              <draw:line draw:style-name="gr236" draw:text-style-name="P3" draw:layer="layout" svg:x1="20.172cm" svg:y1="10.879cm" svg:x2="20.172cm" svg:y2="10.976cm">
                <text:p/>
              </draw:line>
              <draw:line draw:style-name="gr237" draw:text-style-name="P3" draw:layer="layout" svg:x1="20.172cm" svg:y1="10.879cm" svg:x2="19.5cm" svg:y2="10.491cm">
                <text:p/>
              </draw:line>
              <draw:polygon draw:style-name="gr238" draw:text-style-name="P3" draw:layer="layout" svg:width="0.083cm" svg:height="0.144cm" svg:x="19.336cm" svg:y="10.394cm" svg:viewBox="0 0 84 145" draw:points="0,97 0,0 84,48 84,145">
                <text:p/>
              </draw:polygon>
              <draw:line draw:style-name="gr239" draw:text-style-name="P3" draw:layer="layout" svg:x1="19.168cm" svg:y1="10.297cm" svg:x2="19.168cm" svg:y2="10.588cm">
                <text:p/>
              </draw:line>
              <draw:line draw:style-name="gr240" draw:text-style-name="P3" draw:layer="layout" svg:x1="19.084cm" svg:y1="10.249cm" svg:x2="19.084cm" svg:y2="10.54cm">
                <text:p/>
              </draw:line>
              <draw:line draw:style-name="gr241" draw:text-style-name="P3" draw:layer="layout" svg:x1="19cm" svg:y1="10.2cm" svg:x2="19cm" svg:y2="10.491cm">
                <text:p/>
              </draw:line>
              <draw:line draw:style-name="gr242" draw:text-style-name="P3" draw:layer="layout" svg:x1="18.916cm" svg:y1="10.152cm" svg:x2="18.916cm" svg:y2="10.443cm">
                <text:p/>
              </draw:line>
              <draw:line draw:style-name="gr243" draw:text-style-name="P3" draw:layer="layout" svg:x1="18.832cm" svg:y1="10.103cm" svg:x2="18.832cm" svg:y2="10.394cm">
                <text:p/>
              </draw:line>
              <draw:polygon draw:style-name="gr244" draw:text-style-name="P3" draw:layer="layout" svg:width="0.083cm" svg:height="0.532cm" svg:x="18.664cm" svg:y="9.909cm" svg:viewBox="0 0 84 533" draw:points="0,485 0,0 84,48 84,533">
                <text:p/>
              </draw:polygon>
              <draw:polygon draw:style-name="gr245" draw:text-style-name="P3" draw:layer="layout" svg:width="0.083cm" svg:height="0.532cm" svg:x="20.217cm" svg:y="10.806cm" svg:viewBox="0 0 84 533" draw:points="0,485 0,0 84,48 84,533">
                <text:p/>
              </draw:polygon>
              <draw:polygon draw:style-name="gr246" draw:text-style-name="P3" draw:layer="layout" svg:width="2.812cm" svg:height="2.107cm" svg:x="18.664cm" svg:y="9.231cm" svg:viewBox="0 0 2813 2108" draw:points="0,1163 0,678 84,727 1343,0 2813,848 2813,1333 1637,2011 1637,2108">
                <text:p/>
              </draw:polygon>
            </draw:g>
          </draw:g>
          <draw:g>
            <draw:custom-shape draw:style-name="gr247" draw:text-style-name="P4" draw:layer="layout" svg:width="0.448cm" svg:height="0.444cm" svg:x="20.656cm" svg:y="10.7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248" draw:text-style-name="P3" draw:layer="layout" svg:width="0.272cm" svg:height="0.414cm" svg:x="20.756cm" svg:y="10.804cm" svg:viewBox="0 0 273 415" draw:points="0,29 49,29 74,14 124,0 198,29 149,29 174,72 99,143 74,157 49,172 99,200 124,229 198,229 273,272 223,358 149,415 149,329 99,272 124,243 74,200 25,186 0,129">
              <text:p/>
            </draw:polygon>
            <draw:path draw:style-name="gr249" draw:text-style-name="P3" draw:layer="layout" svg:width="0.112cm" svg:height="0.188cm" svg:x="20.979cm" svg:y="10.83cm" svg:viewBox="0 0 113 189" svg:d="M99 189v-14l-25-43v-43l-25-58-49-28c49-28 149 157 99 186z">
              <text:p/>
            </draw:path>
            <draw:g>
              <draw:line draw:style-name="gr250" draw:text-style-name="P3" draw:layer="layout" svg:x1="20.856cm" svg:y1="11.076cm" svg:x2="20.831cm" svg:y2="10.976cm">
                <text:p/>
              </draw:line>
              <draw:line draw:style-name="gr251" draw:text-style-name="P3" draw:layer="layout" svg:x1="20.855cm" svg:y1="11.077cm" svg:x2="20.88cm" svg:y2="11.005cm">
                <text:p/>
              </draw:line>
              <draw:line draw:style-name="gr252" draw:text-style-name="P3" draw:layer="layout" svg:x1="20.905cm" svg:y1="11.077cm" svg:x2="20.88cm" svg:y2="11.005cm">
                <text:p/>
              </draw:line>
              <draw:line draw:style-name="gr253" draw:text-style-name="P3" draw:layer="layout" svg:x1="20.905cm" svg:y1="11.076cm" svg:x2="20.93cm" svg:y2="10.976cm">
                <text:p/>
              </draw:line>
            </draw:g>
            <draw:g>
              <draw:line draw:style-name="gr254" draw:text-style-name="P3" draw:layer="layout" svg:x1="21.004cm" svg:y1="11.076cm" svg:x2="20.979cm" svg:y2="10.976cm">
                <text:p/>
              </draw:line>
              <draw:line draw:style-name="gr255" draw:text-style-name="P3" draw:layer="layout" svg:x1="21.004cm" svg:y1="11.077cm" svg:x2="21.029cm" svg:y2="11.005cm">
                <text:p/>
              </draw:line>
              <draw:line draw:style-name="gr256" draw:text-style-name="P3" draw:layer="layout" svg:x1="21.054cm" svg:y1="11.077cm" svg:x2="21.029cm" svg:y2="11.005cm">
                <text:p/>
              </draw:line>
              <draw:line draw:style-name="gr257" draw:text-style-name="P3" draw:layer="layout" svg:x1="21.054cm" svg:y1="11.076cm" svg:x2="21.079cm" svg:y2="10.976cm">
                <text:p/>
              </draw:line>
            </draw:g>
            <draw:g>
              <draw:line draw:style-name="gr258" draw:text-style-name="P3" draw:layer="layout" svg:x1="20.707cm" svg:y1="11.076cm" svg:x2="20.682cm" svg:y2="10.976cm">
                <text:p/>
              </draw:line>
              <draw:line draw:style-name="gr259" draw:text-style-name="P3" draw:layer="layout" svg:x1="20.706cm" svg:y1="11.077cm" svg:x2="20.731cm" svg:y2="11.005cm">
                <text:p/>
              </draw:line>
              <draw:line draw:style-name="gr260" draw:text-style-name="P3" draw:layer="layout" svg:x1="20.756cm" svg:y1="11.077cm" svg:x2="20.731cm" svg:y2="11.005cm">
                <text:p/>
              </draw:line>
              <draw:line draw:style-name="gr261" draw:text-style-name="P3" draw:layer="layout" svg:x1="20.756cm" svg:y1="11.076cm" svg:x2="20.781cm" svg:y2="10.976cm">
                <text:p/>
              </draw:line>
            </draw:g>
          </draw:g>
        </draw:g>
        <draw:line draw:style-name="gr160" draw:text-style-name="P7" draw:layer="Details" svg:x1="15.733cm" svg:y1="17.383cm" svg:x2="18.4cm" svg:y2="17.383cm">
          <text:p/>
        </draw:line>
        <draw:frame draw:style-name="gr195" draw:text-style-name="P7" draw:layer="Details" svg:width="3.937cm" svg:height="1.23cm" svg:x="18.781cm" svg:y="16.661cm">
          <draw:text-box>
            <text:p><text:span text:style-name="T3">Failed Rynsc</text:span></text:p>
            <text:p><text:span text:style-name="T6">SSH TCP port 2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etails">
        <svg:title>Details</svg:title>
        <svg:desc>Layer which has details of the entities.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1:02:34.300953553</meta:creation-date>
    <dc:date>2015-08-04T13:53:24.961087837</dc:date>
    <meta:editing-duration>PT2H5M9S</meta:editing-duration>
    <meta:editing-cycles>19</meta:editing-cycles>
    <meta:generator>LibreOffice/4.3.7.2$FreeBSD_X86_64 LibreOffice_project/430m0$Build-2</meta:generator>
    <meta:document-statistic meta:object-count="320"/>
  </office:meta>
</office:document-meta>
</file>